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TypeImpl.toString( int ind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ntentTypeImpl.post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ntTypeImpl.pre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ntTypeImpl.postLoad( Object parame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entTypeImpl.ContentTyp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ntTypeImpl.preStore( Object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ntTypeImpl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TypeImpl.getPortletM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TypeImpl.getCastorPortletM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TypeImpl.supportsPortletMode( javax . portlet . PortletMode portlet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TypeImpl.post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ntTypeImpl.setPortletModes( Collection portletM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Typ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TypeImpl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